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5e981" officeooo:paragraph-rsid="0005e981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3pt" fo:font-style="italic" officeooo:rsid="00079b0c" officeooo:paragraph-rsid="00079b0c" style:font-size-asian="11.3500003814697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 TECHNIQUE D’UN SYSTÈME DE GESTION DE PIZZERIA :</text:p>
      <text:p text:style-name="P1"/>
      <text:p text:style-name="P2">LE DOMAINE FONCTIONNEL DU SYSTÈME :</text:p>
      <text:p text:style-name="P2">CLASSES ET OBJETS DU DOMA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MPOSANT DU SYSTÈ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ÉPLOIEMENT DES COMPOSA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DÈLE PHYSIQUE DE DONNÉ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1:11:28.059128949</meta:creation-date>
    <meta:generator>LibreOffice/5.1.6.2$Linux_X86_64 LibreOffice_project/10m0$Build-2</meta:generator>
    <dc:date>2018-09-22T21:16:16.515313276</dc:date>
    <meta:editing-duration>PT4M48S</meta:editing-duration>
    <meta:editing-cycles>2</meta:editing-cycles>
    <meta:document-statistic meta:table-count="0" meta:image-count="0" meta:object-count="0" meta:page-count="5" meta:paragraph-count="6" meta:word-count="30" meta:character-count="191" meta:non-whitespace-character-count="167"/>
  </office:meta>
</office:document-meta>
</file>